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72b4d" style:font-name="apple-system" fo:font-size="12pt" fo:letter-spacing="normal" fo:font-style="normal" fo:font-weight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72b4d" style:font-name="apple-system" fo:font-size="12pt" fo:letter-spacing="normal" fo:font-style="normal" fo:font-weight="bold"/>
    </style:style>
  </office:automatic-styles>
  <office:body>
    <office:text>
      <office:forms form:automatic-focus="false" form:apply-design-mode="false"/>
      <text:tracked-changes>
        <text:changed-region xml:id="ct93959388879872" text:id="ct93959388879872">
          <text:insertion>
            <office:change-info>
              <dc:creator>Unknown Author</dc:creator>
              <dc:date>2022-01-07T18:04:54</dc:date>
            </office:change-info>
          </text:insertion>
        </text:changed-region>
        <text:changed-region xml:id="ct93959462943616" text:id="ct93959462943616">
          <text:insertion>
            <office:change-info>
              <dc:creator>Unknown Author</dc:creator>
              <dc:date>2022-01-07T18:05:0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bitbucket.org/pradipprajapati/demo/src/master/" text:style-name="Internet_20_link" text:visited-style-name="Visited_20_Internet_20_Link">https://bitbucket.org/pradipprajapati/demo/src/master/</text:a></text:p>
      <text:p text:style-name="P1">VpGeD2zxLCPRr8fth7Ue<text:change-start text:change-id="ct93959388879872"/></text:p>
      <text:p text:style-name="P1"/>
      <text:p text:style-name="P1"/>
      <text:p text:style-name="P1"/>
      <text:p text:style-name="P1"><text:change-end text:change-id="ct93959388879872"/><text:change-start text:change-id="ct93959462943616"/>7rK7hBb44TyxLsWwhVuW<text:change-end text:change-id="ct939594629436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7:00:10.885955012</meta:creation-date>
    <dc:date>2022-01-07T18:05:07.035259879</dc:date>
    <meta:editing-duration>PT7H41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" meta:character-count="94" meta:non-whitespace-character-count="94"/>
  </office:meta>
</office:document-meta>
</file>